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S28" table:end-x="2.091cm" table:end-y="0.133cm" draw:z-index="0" draw:style-name="gr1" svg:width="22.974cm" svg:height="12.596cm" svg:x="1.698cm" svg:y="0.101cm">
              <draw:object draw:notify-on-update-of-ranges="Sheet1.B3:Sheet1.B3 Sheet1.B4:Sheet1.B94 Sheet1.C3:Sheet1.C3 Sheet1.C4:Sheet1.C94 Sheet1.B3:Sheet1.B3 Sheet1.B4:Sheet1.B94 Sheet1.D3:Sheet1.D3 Sheet1.D4:Sheet1.D94 Sheet1.B3:Sheet1.B3 Sheet1.B4:Sheet1.B94 Sheet1.E3:Sheet1.E3 Sheet1.E4:Sheet1.E9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5.84">
            <text:p>45.84</text:p>
          </table:table-cell>
          <table:table-cell office:value-type="float" office:value="44.23">
            <text:p>44.23</text:p>
          </table:table-cell>
          <table:table-cell office:value-type="float" office:value="44.2">
            <text:p>44.2</text:p>
          </table:table-cell>
          <table:table-cell/>
          <table:table-cell table:formula="oooc:=ABS(([.B5]-[.C5])*100/[.B5])" office:value-type="float" office:value="3.71040723981901">
            <text:p>3.71</text:p>
          </table:table-cell>
          <table:table-cell table:formula="oooc:=ABS(([.B5]-[.D5])*100/[.B5])" office:value-type="float" office:value="0.0678733031674073">
            <text:p>0.07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5.54">
            <text:p>45.54</text:p>
          </table:table-cell>
          <table:table-cell office:value-type="float" office:value="43.75">
            <text:p>43.75</text:p>
          </table:table-cell>
          <table:table-cell office:value-type="float" office:value="44.2">
            <text:p>44.2</text:p>
          </table:table-cell>
          <table:table-cell/>
          <table:table-cell table:formula="oooc:=ABS(([.B6]-[.C6])*100/[.B6])" office:value-type="float" office:value="3.03167420814479">
            <text:p>3.03</text:p>
          </table:table-cell>
          <table:table-cell table:formula="oooc:=ABS(([.B6]-[.D6])*100/[.B6])" office:value-type="float" office:value="1.01809954751132">
            <text:p>1.02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7.39">
            <text:p>57.39</text:p>
          </table:table-cell>
          <table:table-cell office:value-type="float" office:value="58.94">
            <text:p>58.94</text:p>
          </table:table-cell>
          <table:table-cell office:value-type="float" office:value="55.8">
            <text:p>55.8</text:p>
          </table:table-cell>
          <table:table-cell/>
          <table:table-cell table:formula="oooc:=ABS(([.B7]-[.C7])*100/[.B7])" office:value-type="float" office:value="2.8494623655914">
            <text:p>2.85</text:p>
          </table:table-cell>
          <table:table-cell table:formula="oooc:=ABS(([.B7]-[.D7])*100/[.B7])" office:value-type="float" office:value="5.62724014336918">
            <text:p>5.63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5.58">
            <text:p>65.58</text:p>
          </table:table-cell>
          <table:table-cell office:value-type="float" office:value="64.24">
            <text:p>64.24</text:p>
          </table:table-cell>
          <table:table-cell office:value-type="float" office:value="65.6">
            <text:p>65.6</text:p>
          </table:table-cell>
          <table:table-cell/>
          <table:table-cell table:formula="oooc:=ABS(([.B8]-[.C8])*100/[.B8])" office:value-type="float" office:value="0.0304878048780427">
            <text:p>0.03</text:p>
          </table:table-cell>
          <table:table-cell table:formula="oooc:=ABS(([.B8]-[.D8])*100/[.B8])" office:value-type="float" office:value="2.07317073170732">
            <text:p>2.07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3.78">
            <text:p>53.78</text:p>
          </table:table-cell>
          <table:table-cell office:value-type="float" office:value="51.78">
            <text:p>51.78</text:p>
          </table:table-cell>
          <table:table-cell office:value-type="float" office:value="52.3">
            <text:p>52.3</text:p>
          </table:table-cell>
          <table:table-cell/>
          <table:table-cell table:formula="oooc:=ABS(([.B9]-[.C9])*100/[.B9])" office:value-type="float" office:value="2.82982791586999">
            <text:p>2.83</text:p>
          </table:table-cell>
          <table:table-cell table:formula="oooc:=ABS(([.B9]-[.D9])*100/[.B9])" office:value-type="float" office:value="0.994263862332688">
            <text:p>0.99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68.49">
            <text:p>68.49</text:p>
          </table:table-cell>
          <table:table-cell office:value-type="float" office:value="70.62">
            <text:p>70.62</text:p>
          </table:table-cell>
          <table:table-cell office:value-type="float" office:value="68.7">
            <text:p>68.7</text:p>
          </table:table-cell>
          <table:table-cell/>
          <table:table-cell table:formula="oooc:=ABS(([.B10]-[.C10])*100/[.B10])" office:value-type="float" office:value="0.305676855895208">
            <text:p>0.31</text:p>
          </table:table-cell>
          <table:table-cell table:formula="oooc:=ABS(([.B10]-[.D10])*100/[.B10])" office:value-type="float" office:value="2.79475982532751">
            <text:p>2.79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53.22">
            <text:p>53.22</text:p>
          </table:table-cell>
          <table:table-cell office:value-type="float" office:value="55.34">
            <text:p>55.34</text:p>
          </table:table-cell>
          <table:table-cell office:value-type="float" office:value="50.4">
            <text:p>50.4</text:p>
          </table:table-cell>
          <table:table-cell/>
          <table:table-cell table:formula="oooc:=ABS(([.B11]-[.C11])*100/[.B11])" office:value-type="float" office:value="5.5952380952381">
            <text:p>5.6</text:p>
          </table:table-cell>
          <table:table-cell table:formula="oooc:=ABS(([.B11]-[.D11])*100/[.B11])" office:value-type="float" office:value="9.80158730158731">
            <text:p>9.8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52.42">
            <text:p>52.42</text:p>
          </table:table-cell>
          <table:table-cell office:value-type="float" office:value="53.89">
            <text:p>53.89</text:p>
          </table:table-cell>
          <table:table-cell office:value-type="float" office:value="50.2">
            <text:p>50.2</text:p>
          </table:table-cell>
          <table:table-cell/>
          <table:table-cell table:formula="oooc:=ABS(([.B12]-[.C12])*100/[.B12])" office:value-type="float" office:value="4.42231075697211">
            <text:p>4.42</text:p>
          </table:table-cell>
          <table:table-cell table:formula="oooc:=ABS(([.B12]-[.D12])*100/[.B12])" office:value-type="float" office:value="7.35059760956175">
            <text:p>7.35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52.71">
            <text:p>52.71</text:p>
          </table:table-cell>
          <table:table-cell office:value-type="float" office:value="52.49">
            <text:p>52.49</text:p>
          </table:table-cell>
          <table:table-cell office:value-type="float" office:value="51.2">
            <text:p>51.2</text:p>
          </table:table-cell>
          <table:table-cell/>
          <table:table-cell table:formula="oooc:=ABS(([.B13]-[.C13])*100/[.B13])" office:value-type="float" office:value="2.94921875">
            <text:p>2.95</text:p>
          </table:table-cell>
          <table:table-cell table:formula="oooc:=ABS(([.B13]-[.D13])*100/[.B13])" office:value-type="float" office:value="2.51953125">
            <text:p>2.52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52.02">
            <text:p>52.02</text:p>
          </table:table-cell>
          <table:table-cell office:value-type="float" office:value="51.03">
            <text:p>51.03</text:p>
          </table:table-cell>
          <table:table-cell office:value-type="float" office:value="50.7">
            <text:p>50.7</text:p>
          </table:table-cell>
          <table:table-cell/>
          <table:table-cell table:formula="oooc:=ABS(([.B14]-[.C14])*100/[.B14])" office:value-type="float" office:value="2.60355029585799">
            <text:p>2.6</text:p>
          </table:table-cell>
          <table:table-cell table:formula="oooc:=ABS(([.B14]-[.D14])*100/[.B14])" office:value-type="float" office:value="0.650887573964494">
            <text:p>0.65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50.32">
            <text:p>50.32</text:p>
          </table:table-cell>
          <table:table-cell office:value-type="float" office:value="50.55">
            <text:p>50.55</text:p>
          </table:table-cell>
          <table:table-cell office:value-type="float" office:value="47.8">
            <text:p>47.8</text:p>
          </table:table-cell>
          <table:table-cell/>
          <table:table-cell table:formula="oooc:=ABS(([.B15]-[.C15])*100/[.B15])" office:value-type="float" office:value="5.27196652719666">
            <text:p>5.27</text:p>
          </table:table-cell>
          <table:table-cell table:formula="oooc:=ABS(([.B15]-[.D15])*100/[.B15])" office:value-type="float" office:value="5.75313807531381">
            <text:p>5.75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57.17">
            <text:p>57.17</text:p>
          </table:table-cell>
          <table:table-cell office:value-type="float" office:value="56.92">
            <text:p>56.92</text:p>
          </table:table-cell>
          <table:table-cell office:value-type="float" office:value="55.9">
            <text:p>55.9</text:p>
          </table:table-cell>
          <table:table-cell/>
          <table:table-cell table:formula="oooc:=ABS(([.B16]-[.C16])*100/[.B16])" office:value-type="float" office:value="2.27191413237925">
            <text:p>2.27</text:p>
          </table:table-cell>
          <table:table-cell table:formula="oooc:=ABS(([.B16]-[.D16])*100/[.B16])" office:value-type="float" office:value="1.82468694096602">
            <text:p>1.82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56.57">
            <text:p>56.57</text:p>
          </table:table-cell>
          <table:table-cell office:value-type="float" office:value="55.3">
            <text:p>55.3</text:p>
          </table:table-cell>
          <table:table-cell office:value-type="float" office:value="55.5">
            <text:p>55.5</text:p>
          </table:table-cell>
          <table:table-cell/>
          <table:table-cell table:formula="oooc:=ABS(([.B17]-[.C17])*100/[.B17])" office:value-type="float" office:value="1.92792792792793">
            <text:p>1.93</text:p>
          </table:table-cell>
          <table:table-cell table:formula="oooc:=ABS(([.B17]-[.D17])*100/[.B17])" office:value-type="float" office:value="0.360360360360365">
            <text:p>0.36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64.52">
            <text:p>64.52</text:p>
          </table:table-cell>
          <table:table-cell office:value-type="float" office:value="67.35">
            <text:p>67.35</text:p>
          </table:table-cell>
          <table:table-cell office:value-type="float" office:value="64.1">
            <text:p>64.1</text:p>
          </table:table-cell>
          <table:table-cell/>
          <table:table-cell table:formula="oooc:=ABS(([.B18]-[.C18])*100/[.B18])" office:value-type="float" office:value="0.655226209048365">
            <text:p>0.66</text:p>
          </table:table-cell>
          <table:table-cell table:formula="oooc:=ABS(([.B18]-[.D18])*100/[.B18])" office:value-type="float" office:value="5.07020280811232">
            <text:p>5.07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2.56">
            <text:p>72.56</text:p>
          </table:table-cell>
          <table:table-cell office:value-type="float" office:value="73.78">
            <text:p>73.78</text:p>
          </table:table-cell>
          <table:table-cell office:value-type="float" office:value="71.6">
            <text:p>71.6</text:p>
          </table:table-cell>
          <table:table-cell/>
          <table:table-cell table:formula="oooc:=ABS(([.B19]-[.C19])*100/[.B19])" office:value-type="float" office:value="1.34078212290504">
            <text:p>1.34</text:p>
          </table:table-cell>
          <table:table-cell table:formula="oooc:=ABS(([.B19]-[.D19])*100/[.B19])" office:value-type="float" office:value="3.04469273743018">
            <text:p>3.04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73.66">
            <text:p>73.66</text:p>
          </table:table-cell>
          <table:table-cell office:value-type="float" office:value="75.16">
            <text:p>75.16</text:p>
          </table:table-cell>
          <table:table-cell office:value-type="float" office:value="72.3">
            <text:p>72.3</text:p>
          </table:table-cell>
          <table:table-cell/>
          <table:table-cell table:formula="oooc:=ABS(([.B20]-[.C20])*100/[.B20])" office:value-type="float" office:value="1.88105117565698">
            <text:p>1.88</text:p>
          </table:table-cell>
          <table:table-cell table:formula="oooc:=ABS(([.B20]-[.D20])*100/[.B20])" office:value-type="float" office:value="3.95573997233748">
            <text:p>3.96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81.86">
            <text:p>81.86</text:p>
          </table:table-cell>
          <table:table-cell office:value-type="float" office:value="82.9">
            <text:p>82.9</text:p>
          </table:table-cell>
          <table:table-cell office:value-type="float" office:value="77.8">
            <text:p>77.8</text:p>
          </table:table-cell>
          <table:table-cell/>
          <table:table-cell table:formula="oooc:=ABS(([.B21]-[.C21])*100/[.B21])" office:value-type="float" office:value="5.21850899742931">
            <text:p>5.22</text:p>
          </table:table-cell>
          <table:table-cell table:formula="oooc:=ABS(([.B21]-[.D21])*100/[.B21])" office:value-type="float" office:value="6.55526992287919">
            <text:p>6.56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5.63">
            <text:p>45.63</text:p>
          </table:table-cell>
          <table:table-cell office:value-type="float" office:value="43.76">
            <text:p>43.76</text:p>
          </table:table-cell>
          <table:table-cell office:value-type="float" office:value="43.3">
            <text:p>43.3</text:p>
          </table:table-cell>
          <table:table-cell/>
          <table:table-cell table:formula="oooc:=ABS(([.B22]-[.C22])*100/[.B22])" office:value-type="float" office:value="5.38106235565821">
            <text:p>5.38</text:p>
          </table:table-cell>
          <table:table-cell table:formula="oooc:=ABS(([.B22]-[.D22])*100/[.B22])" office:value-type="float" office:value="1.06235565819862">
            <text:p>1.06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2.64">
            <text:p>72.64</text:p>
          </table:table-cell>
          <table:table-cell office:value-type="float" office:value="72.94">
            <text:p>72.94</text:p>
          </table:table-cell>
          <table:table-cell office:value-type="float" office:value="71.3">
            <text:p>71.3</text:p>
          </table:table-cell>
          <table:table-cell/>
          <table:table-cell table:formula="oooc:=ABS(([.B23]-[.C23])*100/[.B23])" office:value-type="float" office:value="1.87938288920057">
            <text:p>1.88</text:p>
          </table:table-cell>
          <table:table-cell table:formula="oooc:=ABS(([.B23]-[.D23])*100/[.B23])" office:value-type="float" office:value="2.30014025245442">
            <text:p>2.3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1.83">
            <text:p>41.83</text:p>
          </table:table-cell>
          <table:table-cell office:value-type="float" office:value="39.39">
            <text:p>39.39</text:p>
          </table:table-cell>
          <table:table-cell office:value-type="float" office:value="40.2">
            <text:p>40.2</text:p>
          </table:table-cell>
          <table:table-cell/>
          <table:table-cell table:formula="oooc:=ABS(([.B24]-[.C24])*100/[.B24])" office:value-type="float" office:value="4.05472636815919">
            <text:p>4.05</text:p>
          </table:table-cell>
          <table:table-cell table:formula="oooc:=ABS(([.B24]-[.D24])*100/[.B24])" office:value-type="float" office:value="2.01492537313433">
            <text:p>2.01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75.02">
            <text:p>75.02</text:p>
          </table:table-cell>
          <table:table-cell office:value-type="float" office:value="80.67">
            <text:p>80.67</text:p>
          </table:table-cell>
          <table:table-cell office:value-type="float" office:value="73.9">
            <text:p>73.9</text:p>
          </table:table-cell>
          <table:table-cell/>
          <table:table-cell table:formula="oooc:=ABS(([.B25]-[.C25])*100/[.B25])" office:value-type="float" office:value="1.51556156968876">
            <text:p>1.52</text:p>
          </table:table-cell>
          <table:table-cell table:formula="oooc:=ABS(([.B25]-[.D25])*100/[.B25])" office:value-type="float" office:value="9.16102841677943">
            <text:p>9.16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74.59">
            <text:p>74.59</text:p>
          </table:table-cell>
          <table:table-cell office:value-type="float" office:value="79.27">
            <text:p>79.27</text:p>
          </table:table-cell>
          <table:table-cell office:value-type="float" office:value="73.6">
            <text:p>73.6</text:p>
          </table:table-cell>
          <table:table-cell/>
          <table:table-cell table:formula="oooc:=ABS(([.B26]-[.C26])*100/[.B26])" office:value-type="float" office:value="1.34510869565219">
            <text:p>1.35</text:p>
          </table:table-cell>
          <table:table-cell table:formula="oooc:=ABS(([.B26]-[.D26])*100/[.B26])" office:value-type="float" office:value="7.70380434782609">
            <text:p>7.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66.85">
            <text:p>66.85</text:p>
          </table:table-cell>
          <table:table-cell office:value-type="float" office:value="68.35">
            <text:p>68.35</text:p>
          </table:table-cell>
          <table:table-cell office:value-type="float" office:value="64.8">
            <text:p>64.8</text:p>
          </table:table-cell>
          <table:table-cell/>
          <table:table-cell table:formula="oooc:=ABS(([.B27]-[.C27])*100/[.B27])" office:value-type="float" office:value="3.16358024691358">
            <text:p>3.16</text:p>
          </table:table-cell>
          <table:table-cell table:formula="oooc:=ABS(([.B27]-[.D27])*100/[.B27])" office:value-type="float" office:value="5.47839506172839">
            <text:p>5.48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75.18">
            <text:p>75.18</text:p>
          </table:table-cell>
          <table:table-cell office:value-type="float" office:value="79.64">
            <text:p>79.64</text:p>
          </table:table-cell>
          <table:table-cell office:value-type="float" office:value="73.9">
            <text:p>73.9</text:p>
          </table:table-cell>
          <table:table-cell/>
          <table:table-cell table:formula="oooc:=ABS(([.B28]-[.C28])*100/[.B28])" office:value-type="float" office:value="1.73207036535859">
            <text:p>1.73</text:p>
          </table:table-cell>
          <table:table-cell table:formula="oooc:=ABS(([.B28]-[.D28])*100/[.B28])" office:value-type="float" office:value="7.76725304465493">
            <text:p>7.77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74.85">
            <text:p>74.85</text:p>
          </table:table-cell>
          <table:table-cell office:value-type="float" office:value="78.28">
            <text:p>78.28</text:p>
          </table:table-cell>
          <table:table-cell office:value-type="float" office:value="73.4">
            <text:p>73.4</text:p>
          </table:table-cell>
          <table:table-cell/>
          <table:table-cell table:formula="oooc:=ABS(([.B29]-[.C29])*100/[.B29])" office:value-type="float" office:value="1.97547683923704">
            <text:p>1.98</text:p>
          </table:table-cell>
          <table:table-cell table:formula="oooc:=ABS(([.B29]-[.D29])*100/[.B29])" office:value-type="float" office:value="6.64850136239781">
            <text:p>6.65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82.54">
            <text:p>82.54</text:p>
          </table:table-cell>
          <table:table-cell office:value-type="float" office:value="85.16">
            <text:p>85.16</text:p>
          </table:table-cell>
          <table:table-cell office:value-type="float" office:value="78.6">
            <text:p>78.6</text:p>
          </table:table-cell>
          <table:table-cell/>
          <table:table-cell table:formula="oooc:=ABS(([.B30]-[.C30])*100/[.B30])" office:value-type="float" office:value="5.01272264631045">
            <text:p>5.01</text:p>
          </table:table-cell>
          <table:table-cell table:formula="oooc:=ABS(([.B30]-[.D30])*100/[.B30])" office:value-type="float" office:value="8.34605597964377">
            <text:p>8.35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80.46">
            <text:p>80.46</text:p>
          </table:table-cell>
          <table:table-cell office:value-type="float" office:value="85.97">
            <text:p>85.97</text:p>
          </table:table-cell>
          <table:table-cell office:value-type="float" office:value="77.6">
            <text:p>77.6</text:p>
          </table:table-cell>
          <table:table-cell/>
          <table:table-cell table:formula="oooc:=ABS(([.B31]-[.C31])*100/[.B31])" office:value-type="float" office:value="3.68556701030928">
            <text:p>3.69</text:p>
          </table:table-cell>
          <table:table-cell table:formula="oooc:=ABS(([.B31]-[.D31])*100/[.B31])" office:value-type="float" office:value="10.7860824742268">
            <text:p>10.79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80.23">
            <text:p>80.23</text:p>
          </table:table-cell>
          <table:table-cell office:value-type="float" office:value="84.59">
            <text:p>84.59</text:p>
          </table:table-cell>
          <table:table-cell office:value-type="float" office:value="77.3">
            <text:p>77.3</text:p>
          </table:table-cell>
          <table:table-cell/>
          <table:table-cell table:formula="oooc:=ABS(([.B32]-[.C32])*100/[.B32])" office:value-type="float" office:value="3.79042690815007">
            <text:p>3.79</text:p>
          </table:table-cell>
          <table:table-cell table:formula="oooc:=ABS(([.B32]-[.D32])*100/[.B32])" office:value-type="float" office:value="9.4307891332471">
            <text:p>9.43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83.51">
            <text:p>83.51</text:p>
          </table:table-cell>
          <table:table-cell office:value-type="float" office:value="89.71">
            <text:p>89.71</text:p>
          </table:table-cell>
          <table:table-cell office:value-type="float" office:value="79.7">
            <text:p>79.7</text:p>
          </table:table-cell>
          <table:table-cell/>
          <table:table-cell table:formula="oooc:=ABS(([.B33]-[.C33])*100/[.B33])" office:value-type="float" office:value="4.78042659974906">
            <text:p>4.78</text:p>
          </table:table-cell>
          <table:table-cell table:formula="oooc:=ABS(([.B33]-[.D33])*100/[.B33])" office:value-type="float" office:value="12.5595984943538">
            <text:p>12.56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83.3">
            <text:p>83.3</text:p>
          </table:table-cell>
          <table:table-cell office:value-type="float" office:value="88.33">
            <text:p>88.33</text:p>
          </table:table-cell>
          <table:table-cell office:value-type="float" office:value="79.4">
            <text:p>79.4</text:p>
          </table:table-cell>
          <table:table-cell/>
          <table:table-cell table:formula="oooc:=ABS(([.B34]-[.C34])*100/[.B34])" office:value-type="float" office:value="4.91183879093198">
            <text:p>4.91</text:p>
          </table:table-cell>
          <table:table-cell table:formula="oooc:=ABS(([.B34]-[.D34])*100/[.B34])" office:value-type="float" office:value="11.2468513853904">
            <text:p>11.25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9.74">
            <text:p>49.74</text:p>
          </table:table-cell>
          <table:table-cell office:value-type="float" office:value="47.65">
            <text:p>47.65</text:p>
          </table:table-cell>
          <table:table-cell office:value-type="float" office:value="48.8">
            <text:p>48.8</text:p>
          </table:table-cell>
          <table:table-cell/>
          <table:table-cell table:formula="oooc:=ABS(([.B35]-[.C35])*100/[.B35])" office:value-type="float" office:value="1.92622950819673">
            <text:p>1.93</text:p>
          </table:table-cell>
          <table:table-cell table:formula="oooc:=ABS(([.B35]-[.D35])*100/[.B35])" office:value-type="float" office:value="2.35655737704918">
            <text:p>2.36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70.84">
            <text:p>70.84</text:p>
          </table:table-cell>
          <table:table-cell office:value-type="float" office:value="69.55">
            <text:p>69.55</text:p>
          </table:table-cell>
          <table:table-cell office:value-type="float" office:value="69.8">
            <text:p>69.8</text:p>
          </table:table-cell>
          <table:table-cell/>
          <table:table-cell table:formula="oooc:=ABS(([.B36]-[.C36])*100/[.B36])" office:value-type="float" office:value="1.48997134670488">
            <text:p>1.49</text:p>
          </table:table-cell>
          <table:table-cell table:formula="oooc:=ABS(([.B36]-[.D36])*100/[.B36])" office:value-type="float" office:value="0.358166189111748">
            <text:p>0.36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80.43">
            <text:p>80.43</text:p>
          </table:table-cell>
          <table:table-cell office:value-type="float" office:value="78.72">
            <text:p>78.72</text:p>
          </table:table-cell>
          <table:table-cell office:value-type="float" office:value="76.1">
            <text:p>76.1</text:p>
          </table:table-cell>
          <table:table-cell/>
          <table:table-cell table:formula="oooc:=ABS(([.B37]-[.C37])*100/[.B37])" office:value-type="float" office:value="5.68988173455981">
            <text:p>5.69</text:p>
          </table:table-cell>
          <table:table-cell table:formula="oooc:=ABS(([.B37]-[.D37])*100/[.B37])" office:value-type="float" office:value="3.44283837056505">
            <text:p>3.44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70.53">
            <text:p>70.53</text:p>
          </table:table-cell>
          <table:table-cell office:value-type="float" office:value="68.81">
            <text:p>68.81</text:p>
          </table:table-cell>
          <table:table-cell office:value-type="float" office:value="68.9">
            <text:p>68.9</text:p>
          </table:table-cell>
          <table:table-cell/>
          <table:table-cell table:formula="oooc:=ABS(([.B38]-[.C38])*100/[.B38])" office:value-type="float" office:value="2.36574746008708">
            <text:p>2.37</text:p>
          </table:table-cell>
          <table:table-cell table:formula="oooc:=ABS(([.B38]-[.D38])*100/[.B38])" office:value-type="float" office:value="0.130624092888249">
            <text:p>0.13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41.7">
            <text:p>41.7</text:p>
          </table:table-cell>
          <table:table-cell office:value-type="float" office:value="39.3">
            <text:p>39.3</text:p>
          </table:table-cell>
          <table:table-cell office:value-type="float" office:value="40.6">
            <text:p>40.6</text:p>
          </table:table-cell>
          <table:table-cell/>
          <table:table-cell table:formula="oooc:=ABS(([.B39]-[.C39])*100/[.B39])" office:value-type="float" office:value="2.70935960591133">
            <text:p>2.71</text:p>
          </table:table-cell>
          <table:table-cell table:formula="oooc:=ABS(([.B39]-[.D39])*100/[.B39])" office:value-type="float" office:value="3.20197044334976">
            <text:p>3.2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6.04">
            <text:p>56.04</text:p>
          </table:table-cell>
          <table:table-cell office:value-type="float" office:value="56.65">
            <text:p>56.65</text:p>
          </table:table-cell>
          <table:table-cell office:value-type="float" office:value="54.6">
            <text:p>54.6</text:p>
          </table:table-cell>
          <table:table-cell/>
          <table:table-cell table:formula="oooc:=ABS(([.B40]-[.C40])*100/[.B40])" office:value-type="float" office:value="2.63736263736263">
            <text:p>2.64</text:p>
          </table:table-cell>
          <table:table-cell table:formula="oooc:=ABS(([.B40]-[.D40])*100/[.B40])" office:value-type="float" office:value="3.75457875457875">
            <text:p>3.75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54.41">
            <text:p>54.41</text:p>
          </table:table-cell>
          <table:table-cell office:value-type="float" office:value="51.55">
            <text:p>51.55</text:p>
          </table:table-cell>
          <table:table-cell office:value-type="float" office:value="53.7">
            <text:p>53.7</text:p>
          </table:table-cell>
          <table:table-cell/>
          <table:table-cell table:formula="oooc:=ABS(([.B41]-[.C41])*100/[.B41])" office:value-type="float" office:value="1.32216014897578">
            <text:p>1.32</text:p>
          </table:table-cell>
          <table:table-cell table:formula="oooc:=ABS(([.B41]-[.D41])*100/[.B41])" office:value-type="float" office:value="4.00372439478586">
            <text:p>4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70.18">
            <text:p>70.18</text:p>
          </table:table-cell>
          <table:table-cell office:value-type="float" office:value="75.13">
            <text:p>75.13</text:p>
          </table:table-cell>
          <table:table-cell office:value-type="float" office:value="70.3">
            <text:p>70.3</text:p>
          </table:table-cell>
          <table:table-cell/>
          <table:table-cell table:formula="oooc:=ABS(([.B42]-[.C42])*100/[.B42])" office:value-type="float" office:value="0.170697012802262">
            <text:p>0.17</text:p>
          </table:table-cell>
          <table:table-cell table:formula="oooc:=ABS(([.B42]-[.D42])*100/[.B42])" office:value-type="float" office:value="6.87055476529161">
            <text:p>6.87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69.73">
            <text:p>69.73</text:p>
          </table:table-cell>
          <table:table-cell office:value-type="float" office:value="73.77">
            <text:p>73.77</text:p>
          </table:table-cell>
          <table:table-cell office:value-type="float" office:value="69.8">
            <text:p>69.8</text:p>
          </table:table-cell>
          <table:table-cell/>
          <table:table-cell table:formula="oooc:=ABS(([.B43]-[.C43])*100/[.B43])" office:value-type="float" office:value="0.10028653295128">
            <text:p>0.1</text:p>
          </table:table-cell>
          <table:table-cell table:formula="oooc:=ABS(([.B43]-[.D43])*100/[.B43])" office:value-type="float" office:value="5.68767908309455">
            <text:p>5.69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31.11">
            <text:p>31.11</text:p>
          </table:table-cell>
          <table:table-cell office:value-type="float" office:value="28.43">
            <text:p>28.43</text:p>
          </table:table-cell>
          <table:table-cell office:value-type="float" office:value="30.9">
            <text:p>30.9</text:p>
          </table:table-cell>
          <table:table-cell/>
          <table:table-cell table:formula="oooc:=ABS(([.B44]-[.C44])*100/[.B44])" office:value-type="float" office:value="0.67961165048544">
            <text:p>0.68</text:p>
          </table:table-cell>
          <table:table-cell table:formula="oooc:=ABS(([.B44]-[.D44])*100/[.B44])" office:value-type="float" office:value="7.99352750809061">
            <text:p>7.99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5.64">
            <text:p>65.64</text:p>
          </table:table-cell>
          <table:table-cell office:value-type="float" office:value="66.06">
            <text:p>66.06</text:p>
          </table:table-cell>
          <table:table-cell office:value-type="float" office:value="63.7">
            <text:p>63.7</text:p>
          </table:table-cell>
          <table:table-cell/>
          <table:table-cell table:formula="oooc:=ABS(([.B45]-[.C45])*100/[.B45])" office:value-type="float" office:value="3.04552590266876">
            <text:p>3.05</text:p>
          </table:table-cell>
          <table:table-cell table:formula="oooc:=ABS(([.B45]-[.D45])*100/[.B45])" office:value-type="float" office:value="3.70486656200942">
            <text:p>3.7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63.02">
            <text:p>63.02</text:p>
          </table:table-cell>
          <table:table-cell office:value-type="float" office:value="67.57">
            <text:p>67.57</text:p>
          </table:table-cell>
          <table:table-cell office:value-type="float" office:value="63">
            <text:p>63</text:p>
          </table:table-cell>
          <table:table-cell/>
          <table:table-cell table:formula="oooc:=ABS(([.B46]-[.C46])*100/[.B46])" office:value-type="float" office:value="0.0317460317460367">
            <text:p>0.03</text:p>
          </table:table-cell>
          <table:table-cell table:formula="oooc:=ABS(([.B46]-[.D46])*100/[.B46])" office:value-type="float" office:value="7.25396825396824">
            <text:p>7.25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62.36">
            <text:p>62.36</text:p>
          </table:table-cell>
          <table:table-cell office:value-type="float" office:value="66.23">
            <text:p>66.23</text:p>
          </table:table-cell>
          <table:table-cell office:value-type="float" office:value="62.4">
            <text:p>62.4</text:p>
          </table:table-cell>
          <table:table-cell/>
          <table:table-cell table:formula="oooc:=ABS(([.B47]-[.C47])*100/[.B47])" office:value-type="float" office:value="0.0641025641025627">
            <text:p>0.06</text:p>
          </table:table-cell>
          <table:table-cell table:formula="oooc:=ABS(([.B47]-[.D47])*100/[.B47])" office:value-type="float" office:value="6.13782051282052">
            <text:p>6.14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9.64">
            <text:p>59.64</text:p>
          </table:table-cell>
          <table:table-cell office:value-type="float" office:value="60.96">
            <text:p>60.96</text:p>
          </table:table-cell>
          <table:table-cell office:value-type="float" office:value="59.7">
            <text:p>59.7</text:p>
          </table:table-cell>
          <table:table-cell/>
          <table:table-cell table:formula="oooc:=ABS(([.B48]-[.C48])*100/[.B48])" office:value-type="float" office:value="0.100502512562818">
            <text:p>0.1</text:p>
          </table:table-cell>
          <table:table-cell table:formula="oooc:=ABS(([.B48]-[.D48])*100/[.B48])" office:value-type="float" office:value="2.11055276381909">
            <text:p>2.11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7.81">
            <text:p>47.81</text:p>
          </table:table-cell>
          <table:table-cell office:value-type="float" office:value="45.25">
            <text:p>45.25</text:p>
          </table:table-cell>
          <table:table-cell office:value-type="float" office:value="47.7">
            <text:p>47.7</text:p>
          </table:table-cell>
          <table:table-cell/>
          <table:table-cell table:formula="oooc:=ABS(([.B49]-[.C49])*100/[.B49])" office:value-type="float" office:value="0.230607966457022">
            <text:p>0.23</text:p>
          </table:table-cell>
          <table:table-cell table:formula="oooc:=ABS(([.B49]-[.D49])*100/[.B49])" office:value-type="float" office:value="5.13626834381552">
            <text:p>5.14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3.46">
            <text:p>63.46</text:p>
          </table:table-cell>
          <table:table-cell office:value-type="float" office:value="65.13">
            <text:p>65.13</text:p>
          </table:table-cell>
          <table:table-cell office:value-type="float" office:value="63.1">
            <text:p>63.1</text:p>
          </table:table-cell>
          <table:table-cell/>
          <table:table-cell table:formula="oooc:=ABS(([.B50]-[.C50])*100/[.B50])" office:value-type="float" office:value="0.57052297939778">
            <text:p>0.57</text:p>
          </table:table-cell>
          <table:table-cell table:formula="oooc:=ABS(([.B50]-[.D50])*100/[.B50])" office:value-type="float" office:value="3.21711568938192">
            <text:p>3.22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4">
            <text:p>44</text:p>
          </table:table-cell>
          <table:table-cell office:value-type="float" office:value="41.77">
            <text:p>41.77</text:p>
          </table:table-cell>
          <table:table-cell office:value-type="float" office:value="42.7">
            <text:p>42.7</text:p>
          </table:table-cell>
          <table:table-cell/>
          <table:table-cell table:formula="oooc:=ABS(([.B51]-[.C51])*100/[.B51])" office:value-type="float" office:value="3.04449648711943">
            <text:p>3.04</text:p>
          </table:table-cell>
          <table:table-cell table:formula="oooc:=ABS(([.B51]-[.D51])*100/[.B51])" office:value-type="float" office:value="2.17798594847775">
            <text:p>2.18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5.07">
            <text:p>45.07</text:p>
          </table:table-cell>
          <table:table-cell office:value-type="float" office:value="44.55">
            <text:p>44.55</text:p>
          </table:table-cell>
          <table:table-cell office:value-type="float" office:value="43.4">
            <text:p>43.4</text:p>
          </table:table-cell>
          <table:table-cell/>
          <table:table-cell table:formula="oooc:=ABS(([.B52]-[.C52])*100/[.B52])" office:value-type="float" office:value="3.84792626728111">
            <text:p>3.85</text:p>
          </table:table-cell>
          <table:table-cell table:formula="oooc:=ABS(([.B52]-[.D52])*100/[.B52])" office:value-type="float" office:value="2.64976958525345">
            <text:p>2.65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3.45">
            <text:p>53.45</text:p>
          </table:table-cell>
          <table:table-cell office:value-type="float" office:value="52.4">
            <text:p>52.4</text:p>
          </table:table-cell>
          <table:table-cell office:value-type="float" office:value="51.8">
            <text:p>51.8</text:p>
          </table:table-cell>
          <table:table-cell/>
          <table:table-cell table:formula="oooc:=ABS(([.B53]-[.C53])*100/[.B53])" office:value-type="float" office:value="3.1853281853282">
            <text:p>3.19</text:p>
          </table:table-cell>
          <table:table-cell table:formula="oooc:=ABS(([.B53]-[.D53])*100/[.B53])" office:value-type="float" office:value="1.15830115830116">
            <text:p>1.16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4.22">
            <text:p>44.22</text:p>
          </table:table-cell>
          <table:table-cell office:value-type="float" office:value="42.96">
            <text:p>42.96</text:p>
          </table:table-cell>
          <table:table-cell office:value-type="float" office:value="43.4">
            <text:p>43.4</text:p>
          </table:table-cell>
          <table:table-cell/>
          <table:table-cell table:formula="oooc:=ABS(([.B54]-[.C54])*100/[.B54])" office:value-type="float" office:value="1.88940092165899">
            <text:p>1.89</text:p>
          </table:table-cell>
          <table:table-cell table:formula="oooc:=ABS(([.B54]-[.D54])*100/[.B54])" office:value-type="float" office:value="1.01382488479262">
            <text:p>1.01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9.67">
            <text:p>39.67</text:p>
          </table:table-cell>
          <table:table-cell office:value-type="float" office:value="36.7">
            <text:p>36.7</text:p>
          </table:table-cell>
          <table:table-cell office:value-type="float" office:value="38.9">
            <text:p>38.9</text:p>
          </table:table-cell>
          <table:table-cell/>
          <table:table-cell table:formula="oooc:=ABS(([.B55]-[.C55])*100/[.B55])" office:value-type="float" office:value="1.97943444730078">
            <text:p>1.98</text:p>
          </table:table-cell>
          <table:table-cell table:formula="oooc:=ABS(([.B55]-[.D55])*100/[.B55])" office:value-type="float" office:value="5.65552699228791">
            <text:p>5.66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6.74">
            <text:p>66.74</text:p>
          </table:table-cell>
          <table:table-cell office:value-type="float" office:value="67.03">
            <text:p>67.03</text:p>
          </table:table-cell>
          <table:table-cell office:value-type="float" office:value="65.3">
            <text:p>65.3</text:p>
          </table:table-cell>
          <table:table-cell/>
          <table:table-cell table:formula="oooc:=ABS(([.B56]-[.C56])*100/[.B56])" office:value-type="float" office:value="2.2052067381317">
            <text:p>2.21</text:p>
          </table:table-cell>
          <table:table-cell table:formula="oooc:=ABS(([.B56]-[.D56])*100/[.B56])" office:value-type="float" office:value="2.64931087289434">
            <text:p>2.65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7.02">
            <text:p>27.02</text:p>
          </table:table-cell>
          <table:table-cell office:value-type="float" office:value="23.65">
            <text:p>23.65</text:p>
          </table:table-cell>
          <table:table-cell office:value-type="float" office:value="27.2">
            <text:p>27.2</text:p>
          </table:table-cell>
          <table:table-cell/>
          <table:table-cell table:formula="oooc:=ABS(([.B57]-[.C57])*100/[.B57])" office:value-type="float" office:value="0.661764705882352">
            <text:p>0.66</text:p>
          </table:table-cell>
          <table:table-cell table:formula="oooc:=ABS(([.B57]-[.D57])*100/[.B57])" office:value-type="float" office:value="13.0514705882353">
            <text:p>13.05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60.79">
            <text:p>60.79</text:p>
          </table:table-cell>
          <table:table-cell office:value-type="float" office:value="63.15">
            <text:p>63.15</text:p>
          </table:table-cell>
          <table:table-cell office:value-type="float" office:value="60.8">
            <text:p>60.8</text:p>
          </table:table-cell>
          <table:table-cell/>
          <table:table-cell table:formula="oooc:=ABS(([.B58]-[.C58])*100/[.B58])" office:value-type="float" office:value="0.0164473684210494">
            <text:p>0.02</text:p>
          </table:table-cell>
          <table:table-cell table:formula="oooc:=ABS(([.B58]-[.D58])*100/[.B58])" office:value-type="float" office:value="3.86513157894737">
            <text:p>3.87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5.43">
            <text:p>65.43</text:p>
          </table:table-cell>
          <table:table-cell office:value-type="float" office:value="64.79">
            <text:p>64.79</text:p>
          </table:table-cell>
          <table:table-cell office:value-type="float" office:value="64.1">
            <text:p>64.1</text:p>
          </table:table-cell>
          <table:table-cell/>
          <table:table-cell table:formula="oooc:=ABS(([.B59]-[.C59])*100/[.B59])" office:value-type="float" office:value="2.07488299531983">
            <text:p>2.07</text:p>
          </table:table-cell>
          <table:table-cell table:formula="oooc:=ABS(([.B59]-[.D59])*100/[.B59])" office:value-type="float" office:value="1.07644305772233">
            <text:p>1.08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63.26">
            <text:p>63.26</text:p>
          </table:table-cell>
          <table:table-cell office:value-type="float" office:value="61.81">
            <text:p>61.81</text:p>
          </table:table-cell>
          <table:table-cell office:value-type="float" office:value="61.1">
            <text:p>61.1</text:p>
          </table:table-cell>
          <table:table-cell/>
          <table:table-cell table:formula="oooc:=ABS(([.B60]-[.C60])*100/[.B60])" office:value-type="float" office:value="3.53518821603927">
            <text:p>3.54</text:p>
          </table:table-cell>
          <table:table-cell table:formula="oooc:=ABS(([.B60]-[.D60])*100/[.B60])" office:value-type="float" office:value="1.1620294599018">
            <text:p>1.16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66.64">
            <text:p>66.64</text:p>
          </table:table-cell>
          <table:table-cell office:value-type="float" office:value="71.82">
            <text:p>71.82</text:p>
          </table:table-cell>
          <table:table-cell office:value-type="float" office:value="66">
            <text:p>66</text:p>
          </table:table-cell>
          <table:table-cell/>
          <table:table-cell table:formula="oooc:=ABS(([.B61]-[.C61])*100/[.B61])" office:value-type="float" office:value="0.969696969696971">
            <text:p>0.97</text:p>
          </table:table-cell>
          <table:table-cell table:formula="oooc:=ABS(([.B61]-[.D61])*100/[.B61])" office:value-type="float" office:value="8.81818181818181">
            <text:p>8.82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66">
            <text:p>66</text:p>
          </table:table-cell>
          <table:table-cell office:value-type="float" office:value="70.46">
            <text:p>70.46</text:p>
          </table:table-cell>
          <table:table-cell office:value-type="float" office:value="65.5">
            <text:p>65.5</text:p>
          </table:table-cell>
          <table:table-cell/>
          <table:table-cell table:formula="oooc:=ABS(([.B62]-[.C62])*100/[.B62])" office:value-type="float" office:value="0.763358778625954">
            <text:p>0.76</text:p>
          </table:table-cell>
          <table:table-cell table:formula="oooc:=ABS(([.B62]-[.D62])*100/[.B62])" office:value-type="float" office:value="7.57251908396946">
            <text:p>7.57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50.46">
            <text:p>50.46</text:p>
          </table:table-cell>
          <table:table-cell office:value-type="float" office:value="50.84">
            <text:p>50.84</text:p>
          </table:table-cell>
          <table:table-cell office:value-type="float" office:value="48">
            <text:p>48</text:p>
          </table:table-cell>
          <table:table-cell/>
          <table:table-cell table:formula="oooc:=ABS(([.B63]-[.C63])*100/[.B63])" office:value-type="float" office:value="5.125">
            <text:p>5.13</text:p>
          </table:table-cell>
          <table:table-cell table:formula="oooc:=ABS(([.B63]-[.D63])*100/[.B63])" office:value-type="float" office:value="5.91666666666667">
            <text:p>5.92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7.46">
            <text:p>57.46</text:p>
          </table:table-cell>
          <table:table-cell office:value-type="float" office:value="56.89">
            <text:p>56.89</text:p>
          </table:table-cell>
          <table:table-cell office:value-type="float" office:value="57.2">
            <text:p>57.2</text:p>
          </table:table-cell>
          <table:table-cell/>
          <table:table-cell table:formula="oooc:=ABS(([.B64]-[.C64])*100/[.B64])" office:value-type="float" office:value="0.454545454545451">
            <text:p>0.45</text:p>
          </table:table-cell>
          <table:table-cell table:formula="oooc:=ABS(([.B64]-[.D64])*100/[.B64])" office:value-type="float" office:value="0.541958041958046">
            <text:p>0.54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9.69">
            <text:p>49.69</text:p>
          </table:table-cell>
          <table:table-cell office:value-type="float" office:value="49.41">
            <text:p>49.41</text:p>
          </table:table-cell>
          <table:table-cell office:value-type="float" office:value="48.1">
            <text:p>48.1</text:p>
          </table:table-cell>
          <table:table-cell/>
          <table:table-cell table:formula="oooc:=ABS(([.B65]-[.C65])*100/[.B65])" office:value-type="float" office:value="3.3056133056133">
            <text:p>3.31</text:p>
          </table:table-cell>
          <table:table-cell table:formula="oooc:=ABS(([.B65]-[.D65])*100/[.B65])" office:value-type="float" office:value="2.72349272349271">
            <text:p>2.72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3.88">
            <text:p>43.88</text:p>
          </table:table-cell>
          <table:table-cell office:value-type="float" office:value="40.8">
            <text:p>40.8</text:p>
          </table:table-cell>
          <table:table-cell office:value-type="float" office:value="44">
            <text:p>44</text:p>
          </table:table-cell>
          <table:table-cell/>
          <table:table-cell table:formula="oooc:=ABS(([.B66]-[.C66])*100/[.B66])" office:value-type="float" office:value="0.272727272727267">
            <text:p>0.27</text:p>
          </table:table-cell>
          <table:table-cell table:formula="oooc:=ABS(([.B66]-[.D66])*100/[.B66])" office:value-type="float" office:value="7.27272727272728">
            <text:p>7.27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61.48">
            <text:p>61.48</text:p>
          </table:table-cell>
          <table:table-cell office:value-type="float" office:value="61.03">
            <text:p>61.03</text:p>
          </table:table-cell>
          <table:table-cell office:value-type="float" office:value="61">
            <text:p>61</text:p>
          </table:table-cell>
          <table:table-cell/>
          <table:table-cell table:formula="oooc:=ABS(([.B67]-[.C67])*100/[.B67])" office:value-type="float" office:value="0.786885245901634">
            <text:p>0.79</text:p>
          </table:table-cell>
          <table:table-cell table:formula="oooc:=ABS(([.B67]-[.D67])*100/[.B67])" office:value-type="float" office:value="0.0491803278688543">
            <text:p>0.05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7.4">
            <text:p>47.4</text:p>
          </table:table-cell>
          <table:table-cell office:value-type="float" office:value="46.1">
            <text:p>46.1</text:p>
          </table:table-cell>
          <table:table-cell office:value-type="float" office:value="45.7">
            <text:p>45.7</text:p>
          </table:table-cell>
          <table:table-cell/>
          <table:table-cell table:formula="oooc:=ABS(([.B68]-[.C68])*100/[.B68])" office:value-type="float" office:value="3.71991247264769">
            <text:p>3.72</text:p>
          </table:table-cell>
          <table:table-cell table:formula="oooc:=ABS(([.B68]-[.D68])*100/[.B68])" office:value-type="float" office:value="0.875273522975927">
            <text:p>0.88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52.53">
            <text:p>52.53</text:p>
          </table:table-cell>
          <table:table-cell office:value-type="float" office:value="48.89">
            <text:p>48.89</text:p>
          </table:table-cell>
          <table:table-cell office:value-type="float" office:value="51.9">
            <text:p>51.9</text:p>
          </table:table-cell>
          <table:table-cell/>
          <table:table-cell table:formula="oooc:=ABS(([.B69]-[.C69])*100/[.B69])" office:value-type="float" office:value="1.21387283236995">
            <text:p>1.21</text:p>
          </table:table-cell>
          <table:table-cell table:formula="oooc:=ABS(([.B69]-[.D69])*100/[.B69])" office:value-type="float" office:value="5.79961464354527">
            <text:p>5.8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40.32">
            <text:p>40.32</text:p>
          </table:table-cell>
          <table:table-cell office:value-type="float" office:value="37.23">
            <text:p>37.23</text:p>
          </table:table-cell>
          <table:table-cell office:value-type="float" office:value="38.9">
            <text:p>38.9</text:p>
          </table:table-cell>
          <table:table-cell/>
          <table:table-cell table:formula="oooc:=ABS(([.B70]-[.C70])*100/[.B70])" office:value-type="float" office:value="3.65038560411312">
            <text:p>3.65</text:p>
          </table:table-cell>
          <table:table-cell table:formula="oooc:=ABS(([.B70]-[.D70])*100/[.B70])" office:value-type="float" office:value="4.29305912596401">
            <text:p>4.29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9.33">
            <text:p>79.33</text:p>
          </table:table-cell>
          <table:table-cell office:value-type="float" office:value="81.41">
            <text:p>81.41</text:p>
          </table:table-cell>
          <table:table-cell office:value-type="float" office:value="76.2">
            <text:p>76.2</text:p>
          </table:table-cell>
          <table:table-cell/>
          <table:table-cell table:formula="oooc:=ABS(([.B71]-[.C71])*100/[.B71])" office:value-type="float" office:value="4.10761154855642">
            <text:p>4.11</text:p>
          </table:table-cell>
          <table:table-cell table:formula="oooc:=ABS(([.B71]-[.D71])*100/[.B71])" office:value-type="float" office:value="6.83727034120734">
            <text:p>6.84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68.93">
            <text:p>68.93</text:p>
          </table:table-cell>
          <table:table-cell office:value-type="float" office:value="72.97">
            <text:p>72.97</text:p>
          </table:table-cell>
          <table:table-cell office:value-type="float" office:value="66.8">
            <text:p>66.8</text:p>
          </table:table-cell>
          <table:table-cell/>
          <table:table-cell table:formula="oooc:=ABS(([.B72]-[.C72])*100/[.B72])" office:value-type="float" office:value="3.18862275449103">
            <text:p>3.19</text:p>
          </table:table-cell>
          <table:table-cell table:formula="oooc:=ABS(([.B72]-[.D72])*100/[.B72])" office:value-type="float" office:value="9.23652694610779">
            <text:p>9.24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68.38">
            <text:p>68.38</text:p>
          </table:table-cell>
          <table:table-cell office:value-type="float" office:value="71.57">
            <text:p>71.57</text:p>
          </table:table-cell>
          <table:table-cell office:value-type="float" office:value="66.3">
            <text:p>66.3</text:p>
          </table:table-cell>
          <table:table-cell/>
          <table:table-cell table:formula="oooc:=ABS(([.B73]-[.C73])*100/[.B73])" office:value-type="float" office:value="3.13725490196078">
            <text:p>3.14</text:p>
          </table:table-cell>
          <table:table-cell table:formula="oooc:=ABS(([.B73]-[.D73])*100/[.B73])" office:value-type="float" office:value="7.94871794871794">
            <text:p>7.95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8.54">
            <text:p>78.54</text:p>
          </table:table-cell>
          <table:table-cell office:value-type="float" office:value="79.15">
            <text:p>79.15</text:p>
          </table:table-cell>
          <table:table-cell office:value-type="float" office:value="75.3">
            <text:p>75.3</text:p>
          </table:table-cell>
          <table:table-cell/>
          <table:table-cell table:formula="oooc:=ABS(([.B74]-[.C74])*100/[.B74])" office:value-type="float" office:value="4.30278884462153">
            <text:p>4.3</text:p>
          </table:table-cell>
          <table:table-cell table:formula="oooc:=ABS(([.B74]-[.D74])*100/[.B74])" office:value-type="float" office:value="5.11288180610891">
            <text:p>5.11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5.65">
            <text:p>35.65</text:p>
          </table:table-cell>
          <table:table-cell office:value-type="float" office:value="31.9">
            <text:p>31.9</text:p>
          </table:table-cell>
          <table:table-cell office:value-type="float" office:value="35.1">
            <text:p>35.1</text:p>
          </table:table-cell>
          <table:table-cell/>
          <table:table-cell table:formula="oooc:=ABS(([.B75]-[.C75])*100/[.B75])" office:value-type="float" office:value="1.56695156695156">
            <text:p>1.57</text:p>
          </table:table-cell>
          <table:table-cell table:formula="oooc:=ABS(([.B75]-[.D75])*100/[.B75])" office:value-type="float" office:value="9.11680911680912">
            <text:p>9.12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36.92">
            <text:p>36.92</text:p>
          </table:table-cell>
          <table:table-cell office:value-type="float" office:value="36.23">
            <text:p>36.23</text:p>
          </table:table-cell>
          <table:table-cell office:value-type="float" office:value="36">
            <text:p>36</text:p>
          </table:table-cell>
          <table:table-cell/>
          <table:table-cell table:formula="oooc:=ABS(([.B76]-[.C76])*100/[.B76])" office:value-type="float" office:value="2.55555555555556">
            <text:p>2.56</text:p>
          </table:table-cell>
          <table:table-cell table:formula="oooc:=ABS(([.B76]-[.D76])*100/[.B76])" office:value-type="float" office:value="0.63888888888888">
            <text:p>0.64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2.7">
            <text:p>62.7</text:p>
          </table:table-cell>
          <table:table-cell office:value-type="float" office:value="60.62">
            <text:p>60.62</text:p>
          </table:table-cell>
          <table:table-cell office:value-type="float" office:value="61.9">
            <text:p>61.9</text:p>
          </table:table-cell>
          <table:table-cell/>
          <table:table-cell table:formula="oooc:=ABS(([.B77]-[.C77])*100/[.B77])" office:value-type="float" office:value="1.2924071082391">
            <text:p>1.29</text:p>
          </table:table-cell>
          <table:table-cell table:formula="oooc:=ABS(([.B77]-[.D77])*100/[.B77])" office:value-type="float" office:value="2.06785137318255">
            <text:p>2.07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35.92">
            <text:p>35.92</text:p>
          </table:table-cell>
          <table:table-cell office:value-type="float" office:value="34.65">
            <text:p>34.65</text:p>
          </table:table-cell>
          <table:table-cell office:value-type="float" office:value="34.9">
            <text:p>34.9</text:p>
          </table:table-cell>
          <table:table-cell/>
          <table:table-cell table:formula="oooc:=ABS(([.B78]-[.C78])*100/[.B78])" office:value-type="float" office:value="2.92263610315187">
            <text:p>2.92</text:p>
          </table:table-cell>
          <table:table-cell table:formula="oooc:=ABS(([.B78]-[.D78])*100/[.B78])" office:value-type="float" office:value="0.716332378223496">
            <text:p>0.72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68.68">
            <text:p>68.68</text:p>
          </table:table-cell>
          <table:table-cell office:value-type="float" office:value="71.56">
            <text:p>71.56</text:p>
          </table:table-cell>
          <table:table-cell office:value-type="float" office:value="67.3">
            <text:p>67.3</text:p>
          </table:table-cell>
          <table:table-cell/>
          <table:table-cell table:formula="oooc:=ABS(([.B79]-[.C79])*100/[.B79])" office:value-type="float" office:value="2.05052005943538">
            <text:p>2.05</text:p>
          </table:table-cell>
          <table:table-cell table:formula="oooc:=ABS(([.B79]-[.D79])*100/[.B79])" office:value-type="float" office:value="6.32986627043091">
            <text:p>6.33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8.26">
            <text:p>68.26</text:p>
          </table:table-cell>
          <table:table-cell office:value-type="float" office:value="70.19">
            <text:p>70.19</text:p>
          </table:table-cell>
          <table:table-cell office:value-type="float" office:value="66.8">
            <text:p>66.8</text:p>
          </table:table-cell>
          <table:table-cell/>
          <table:table-cell table:formula="oooc:=ABS(([.B80]-[.C80])*100/[.B80])" office:value-type="float" office:value="2.18562874251498">
            <text:p>2.19</text:p>
          </table:table-cell>
          <table:table-cell table:formula="oooc:=ABS(([.B80]-[.D80])*100/[.B80])" office:value-type="float" office:value="5.0748502994012">
            <text:p>5.07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8.16">
            <text:p>58.16</text:p>
          </table:table-cell>
          <table:table-cell office:value-type="float" office:value="58.4">
            <text:p>58.4</text:p>
          </table:table-cell>
          <table:table-cell office:value-type="float" office:value="56.5">
            <text:p>56.5</text:p>
          </table:table-cell>
          <table:table-cell/>
          <table:table-cell table:formula="oooc:=ABS(([.B81]-[.C81])*100/[.B81])" office:value-type="float" office:value="2.93805309734513">
            <text:p>2.94</text:p>
          </table:table-cell>
          <table:table-cell table:formula="oooc:=ABS(([.B81]-[.D81])*100/[.B81])" office:value-type="float" office:value="3.36283185840708">
            <text:p>3.36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33.22">
            <text:p>33.22</text:p>
          </table:table-cell>
          <table:table-cell office:value-type="float" office:value="31.01">
            <text:p>31.01</text:p>
          </table:table-cell>
          <table:table-cell office:value-type="float" office:value="32.3">
            <text:p>32.3</text:p>
          </table:table-cell>
          <table:table-cell/>
          <table:table-cell table:formula="oooc:=ABS(([.B82]-[.C82])*100/[.B82])" office:value-type="float" office:value="2.8482972136223">
            <text:p>2.85</text:p>
          </table:table-cell>
          <table:table-cell table:formula="oooc:=ABS(([.B82]-[.D82])*100/[.B82])" office:value-type="float" office:value="3.99380804953559">
            <text:p>3.99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8.65">
            <text:p>48.65</text:p>
          </table:table-cell>
          <table:table-cell office:value-type="float" office:value="43.97">
            <text:p>43.97</text:p>
          </table:table-cell>
          <table:table-cell office:value-type="float" office:value="48.3">
            <text:p>48.3</text:p>
          </table:table-cell>
          <table:table-cell/>
          <table:table-cell table:formula="oooc:=ABS(([.B83]-[.C83])*100/[.B83])" office:value-type="float" office:value="0.724637681159423">
            <text:p>0.72</text:p>
          </table:table-cell>
          <table:table-cell table:formula="oooc:=ABS(([.B83]-[.D83])*100/[.B83])" office:value-type="float" office:value="8.9648033126294">
            <text:p>8.96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6.7">
            <text:p>56.7</text:p>
          </table:table-cell>
          <table:table-cell office:value-type="float" office:value="56.08">
            <text:p>56.08</text:p>
          </table:table-cell>
          <table:table-cell office:value-type="float" office:value="55.1">
            <text:p>55.1</text:p>
          </table:table-cell>
          <table:table-cell/>
          <table:table-cell table:formula="oooc:=ABS(([.B84]-[.C84])*100/[.B84])" office:value-type="float" office:value="2.90381125226861">
            <text:p>2.9</text:p>
          </table:table-cell>
          <table:table-cell table:formula="oooc:=ABS(([.B84]-[.D84])*100/[.B84])" office:value-type="float" office:value="1.77858439201451">
            <text:p>1.78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7.51">
            <text:p>67.51</text:p>
          </table:table-cell>
          <table:table-cell office:value-type="float" office:value="68.39">
            <text:p>68.39</text:p>
          </table:table-cell>
          <table:table-cell office:value-type="float" office:value="67.7">
            <text:p>67.7</text:p>
          </table:table-cell>
          <table:table-cell/>
          <table:table-cell table:formula="oooc:=ABS(([.B85]-[.C85])*100/[.B85])" office:value-type="float" office:value="0.280649926144753">
            <text:p>0.28</text:p>
          </table:table-cell>
          <table:table-cell table:formula="oooc:=ABS(([.B85]-[.D85])*100/[.B85])" office:value-type="float" office:value="1.0192023633678">
            <text:p>1.02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6.87">
            <text:p>76.87</text:p>
          </table:table-cell>
          <table:table-cell office:value-type="float" office:value="74.96">
            <text:p>74.96</text:p>
          </table:table-cell>
          <table:table-cell office:value-type="float" office:value="73.5">
            <text:p>73.5</text:p>
          </table:table-cell>
          <table:table-cell/>
          <table:table-cell table:formula="oooc:=ABS(([.B86]-[.C86])*100/[.B86])" office:value-type="float" office:value="4.58503401360545">
            <text:p>4.59</text:p>
          </table:table-cell>
          <table:table-cell table:formula="oooc:=ABS(([.B86]-[.D86])*100/[.B86])" office:value-type="float" office:value="1.98639455782312">
            <text:p>1.99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73.45">
            <text:p>73.45</text:p>
          </table:table-cell>
          <table:table-cell office:value-type="float" office:value="76.06">
            <text:p>76.06</text:p>
          </table:table-cell>
          <table:table-cell office:value-type="float" office:value="72.5">
            <text:p>72.5</text:p>
          </table:table-cell>
          <table:table-cell/>
          <table:table-cell table:formula="oooc:=ABS(([.B87]-[.C87])*100/[.B87])" office:value-type="float" office:value="1.31034482758621">
            <text:p>1.31</text:p>
          </table:table-cell>
          <table:table-cell table:formula="oooc:=ABS(([.B87]-[.D87])*100/[.B87])" office:value-type="float" office:value="4.91034482758621">
            <text:p>4.91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60.6">
            <text:p>60.6</text:p>
          </table:table-cell>
          <table:table-cell office:value-type="float" office:value="63.08">
            <text:p>63.08</text:p>
          </table:table-cell>
          <table:table-cell office:value-type="float" office:value="58.7">
            <text:p>58.7</text:p>
          </table:table-cell>
          <table:table-cell/>
          <table:table-cell table:formula="oooc:=ABS(([.B88]-[.C88])*100/[.B88])" office:value-type="float" office:value="3.23679727427598">
            <text:p>3.24</text:p>
          </table:table-cell>
          <table:table-cell table:formula="oooc:=ABS(([.B88]-[.D88])*100/[.B88])" office:value-type="float" office:value="7.46166950596251">
            <text:p>7.46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59.96">
            <text:p>59.96</text:p>
          </table:table-cell>
          <table:table-cell office:value-type="float" office:value="63.56">
            <text:p>63.56</text:p>
          </table:table-cell>
          <table:table-cell office:value-type="float" office:value="58.2">
            <text:p>58.2</text:p>
          </table:table-cell>
          <table:table-cell/>
          <table:table-cell table:formula="oooc:=ABS(([.B89]-[.C89])*100/[.B89])" office:value-type="float" office:value="3.02405498281787">
            <text:p>3.02</text:p>
          </table:table-cell>
          <table:table-cell table:formula="oooc:=ABS(([.B89]-[.D89])*100/[.B89])" office:value-type="float" office:value="9.20962199312715">
            <text:p>9.21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59.98">
            <text:p>59.98</text:p>
          </table:table-cell>
          <table:table-cell office:value-type="float" office:value="61.66">
            <text:p>61.66</text:p>
          </table:table-cell>
          <table:table-cell office:value-type="float" office:value="58.1">
            <text:p>58.1</text:p>
          </table:table-cell>
          <table:table-cell/>
          <table:table-cell table:formula="oooc:=ABS(([.B90]-[.C90])*100/[.B90])" office:value-type="float" office:value="3.23580034423407">
            <text:p>3.24</text:p>
          </table:table-cell>
          <table:table-cell table:formula="oooc:=ABS(([.B90]-[.D90])*100/[.B90])" office:value-type="float" office:value="6.12736660929431">
            <text:p>6.13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59.22">
            <text:p>59.22</text:p>
          </table:table-cell>
          <table:table-cell office:value-type="float" office:value="62.16">
            <text:p>62.16</text:p>
          </table:table-cell>
          <table:table-cell office:value-type="float" office:value="57.7">
            <text:p>57.7</text:p>
          </table:table-cell>
          <table:table-cell/>
          <table:table-cell table:formula="oooc:=ABS(([.B91]-[.C91])*100/[.B91])" office:value-type="float" office:value="2.63431542461004">
            <text:p>2.63</text:p>
          </table:table-cell>
          <table:table-cell table:formula="oooc:=ABS(([.B91]-[.D91])*100/[.B91])" office:value-type="float" office:value="7.72963604852685">
            <text:p>7.73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8.72">
            <text:p>48.72</text:p>
          </table:table-cell>
          <table:table-cell office:value-type="float" office:value="48.17">
            <text:p>48.17</text:p>
          </table:table-cell>
          <table:table-cell office:value-type="float" office:value="46.1">
            <text:p>46.1</text:p>
          </table:table-cell>
          <table:table-cell/>
          <table:table-cell table:formula="oooc:=ABS(([.B92]-[.C92])*100/[.B92])" office:value-type="float" office:value="5.68329718004338">
            <text:p>5.68</text:p>
          </table:table-cell>
          <table:table-cell table:formula="oooc:=ABS(([.B92]-[.D92])*100/[.B92])" office:value-type="float" office:value="4.49023861171367">
            <text:p>4.4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48.86">
            <text:p>48.86</text:p>
          </table:table-cell>
          <table:table-cell office:value-type="float" office:value="49.18">
            <text:p>49.18</text:p>
          </table:table-cell>
          <table:table-cell office:value-type="float" office:value="46.9">
            <text:p>46.9</text:p>
          </table:table-cell>
          <table:table-cell/>
          <table:table-cell table:formula="oooc:=ABS(([.B93]-[.C93])*100/[.B93])" office:value-type="float" office:value="4.17910447761194">
            <text:p>4.18</text:p>
          </table:table-cell>
          <table:table-cell table:formula="oooc:=ABS(([.B93]-[.D93])*100/[.B93])" office:value-type="float" office:value="4.86140724946695">
            <text:p>4.86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8.11">
            <text:p>48.11</text:p>
          </table:table-cell>
          <table:table-cell office:value-type="float" office:value="47.68">
            <text:p>47.68</text:p>
          </table:table-cell>
          <table:table-cell office:value-type="float" office:value="46.3">
            <text:p>46.3</text:p>
          </table:table-cell>
          <table:table-cell/>
          <table:table-cell table:formula="oooc:=ABS(([.B94]-[.C94])*100/[.B94])" office:value-type="float" office:value="3.90928725701944">
            <text:p>3.91</text:p>
          </table:table-cell>
          <table:table-cell table:formula="oooc:=ABS(([.B94]-[.D94])*100/[.B94])" office:value-type="float" office:value="2.9805615550756">
            <text:p>2.9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5:.G94])" office:value-type="float" office:value="2.49736705186276">
            <text:p>2.5</text:p>
          </table:table-cell>
          <table:table-cell table:formula="oooc:=AVERAGE([.H5:.H94])" office:value-type="float" office:value="4.66230699680397">
            <text:p>4.6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24/08/2009</text:date>, <text:time>14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8-24T14:03:21</meta:creation-date>
    <dc:creator>Computational Neurobiology</dc:creator>
    <dc:date>2009-08-24T14:10:47</dc:date>
    <meta:editing-cycles>1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3" meta:cell-count="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2.975cm" svg:height="12.597cm" chart:class="chart:scatter" chart:style-name="ch1">
        <chart:title svg:x="8.497cm" svg:y="0.251cm" chart:style-name="ch2">
          <text:p>Perfectly matching sequences</text:p>
        </chart:title>
        <chart:subtitle svg:x="8.973cm" svg:y="1.086cm" chart:style-name="ch3">
          <text:p>Tris = 0.002M, Mg is variable</text:p>
        </chart:subtitle>
        <chart:legend chart:legend-position="end" svg:x="18.031cm" svg:y="5.296cm" chart:style-name="ch4"/>
        <chart:plot-area chart:style-name="ch5" table:cell-range-address="Sheet1.B3:Sheet1.E94" chart:data-source-has-labels="row" svg:x="0.717cm" svg:y="1.866cm" svg:width="16.855cm" svg:height="10.178cm">
          <chart:axis chart:dimension="x" chart:name="primary-x" chart:style-name="ch6">
            <chart:title svg:x="8.254cm" svg:y="11.67cm" chart:style-name="ch7">
              <text:p>experimental Tm</text:p>
            </chart:title>
          </chart:axis>
          <chart:axis chart:dimension="y" chart:name="primary-y" chart:style-name="ch6">
            <chart:title svg:x="0.46cm" svg:y="7.621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94" chart:label-cell-address="Sheet1.C3:Sheet1.C3" chart:class="chart:scatter">
            <chart:domain table:cell-range-address="Sheet1.B4:Sheet1.B94"/>
            <chart:data-point chart:repeated="91"/>
          </chart:series>
          <chart:series chart:style-name="ch11" chart:values-cell-range-address="Sheet1.D4:Sheet1.D94" chart:label-cell-address="Sheet1.D3:Sheet1.D3" chart:class="chart:scatter">
            <chart:data-point chart:repeated="91"/>
          </chart:series>
          <chart:series chart:style-name="ch12" chart:values-cell-range-address="Sheet1.E4:Sheet1.E94" chart:label-cell-address="Sheet1.E3:Sheet1.E3" chart:class="chart:scatter">
            <chart:regression-curve chart:style-name="ch13"/>
            <chart:data-point chart:repeated="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owcmg08 </text:p>
              </table:table-cell>
              <table:table-cell office:value-type="string">
                <text:p> tanmg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45.84">
                <text:p>45.84</text:p>
              </table:table-cell>
              <table:table-cell office:value-type="float" office:value="44.23">
                <text:p>44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45.54">
                <text:p>45.54</text:p>
              </table:table-cell>
              <table:table-cell office:value-type="float" office:value="43.75">
                <text:p>43.7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57.39">
                <text:p>57.39</text:p>
              </table:table-cell>
              <table:table-cell office:value-type="float" office:value="58.94">
                <text:p>58.9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5.58">
                <text:p>65.58</text:p>
              </table:table-cell>
              <table:table-cell office:value-type="float" office:value="64.24">
                <text:p>64.2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53.78">
                <text:p>53.78</text:p>
              </table:table-cell>
              <table:table-cell office:value-type="float" office:value="51.78">
                <text:p>51.78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68.49">
                <text:p>68.49</text:p>
              </table:table-cell>
              <table:table-cell office:value-type="float" office:value="70.62">
                <text:p>70.6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53.22">
                <text:p>53.22</text:p>
              </table:table-cell>
              <table:table-cell office:value-type="float" office:value="55.34">
                <text:p>55.3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52.42">
                <text:p>52.42</text:p>
              </table:table-cell>
              <table:table-cell office:value-type="float" office:value="53.89">
                <text:p>53.8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2.71">
                <text:p>52.71</text:p>
              </table:table-cell>
              <table:table-cell office:value-type="float" office:value="52.49">
                <text:p>52.4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52.02">
                <text:p>52.02</text:p>
              </table:table-cell>
              <table:table-cell office:value-type="float" office:value="51.03">
                <text:p>51.0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50.32">
                <text:p>50.32</text:p>
              </table:table-cell>
              <table:table-cell office:value-type="float" office:value="50.55">
                <text:p>50.5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57.17">
                <text:p>57.17</text:p>
              </table:table-cell>
              <table:table-cell office:value-type="float" office:value="56.92">
                <text:p>56.9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56.57">
                <text:p>56.57</text:p>
              </table:table-cell>
              <table:table-cell office:value-type="float" office:value="55.3">
                <text:p>55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64.52">
                <text:p>64.52</text:p>
              </table:table-cell>
              <table:table-cell office:value-type="float" office:value="67.35">
                <text:p>67.3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72.56">
                <text:p>72.56</text:p>
              </table:table-cell>
              <table:table-cell office:value-type="float" office:value="73.78">
                <text:p>73.78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73.66">
                <text:p>73.66</text:p>
              </table:table-cell>
              <table:table-cell office:value-type="float" office:value="75.16">
                <text:p>75.16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81.86">
                <text:p>81.86</text:p>
              </table:table-cell>
              <table:table-cell office:value-type="float" office:value="82.9">
                <text:p>82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45.63">
                <text:p>45.63</text:p>
              </table:table-cell>
              <table:table-cell office:value-type="float" office:value="43.76">
                <text:p>43.76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72.64">
                <text:p>72.64</text:p>
              </table:table-cell>
              <table:table-cell office:value-type="float" office:value="72.94">
                <text:p>72.94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41.83">
                <text:p>41.83</text:p>
              </table:table-cell>
              <table:table-cell office:value-type="float" office:value="39.39">
                <text:p>39.3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75.02">
                <text:p>75.02</text:p>
              </table:table-cell>
              <table:table-cell office:value-type="float" office:value="80.67">
                <text:p>80.6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74.59">
                <text:p>74.59</text:p>
              </table:table-cell>
              <table:table-cell office:value-type="float" office:value="79.27">
                <text:p>79.2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66.85">
                <text:p>66.85</text:p>
              </table:table-cell>
              <table:table-cell office:value-type="float" office:value="68.35">
                <text:p>68.3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75.18">
                <text:p>75.18</text:p>
              </table:table-cell>
              <table:table-cell office:value-type="float" office:value="79.64">
                <text:p>79.64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74.85">
                <text:p>74.85</text:p>
              </table:table-cell>
              <table:table-cell office:value-type="float" office:value="78.28">
                <text:p>78.28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82.54">
                <text:p>82.54</text:p>
              </table:table-cell>
              <table:table-cell office:value-type="float" office:value="85.16">
                <text:p>85.16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80.46">
                <text:p>80.46</text:p>
              </table:table-cell>
              <table:table-cell office:value-type="float" office:value="85.97">
                <text:p>85.97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80.23">
                <text:p>80.23</text:p>
              </table:table-cell>
              <table:table-cell office:value-type="float" office:value="84.59">
                <text:p>84.59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83.51">
                <text:p>83.51</text:p>
              </table:table-cell>
              <table:table-cell office:value-type="float" office:value="89.71">
                <text:p>89.7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83.3">
                <text:p>83.3</text:p>
              </table:table-cell>
              <table:table-cell office:value-type="float" office:value="88.33">
                <text:p>88.33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9.74">
                <text:p>49.74</text:p>
              </table:table-cell>
              <table:table-cell office:value-type="float" office:value="47.65">
                <text:p>47.6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70.84">
                <text:p>70.84</text:p>
              </table:table-cell>
              <table:table-cell office:value-type="float" office:value="69.55">
                <text:p>69.5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80.43">
                <text:p>80.43</text:p>
              </table:table-cell>
              <table:table-cell office:value-type="float" office:value="78.72">
                <text:p>78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70.53">
                <text:p>70.53</text:p>
              </table:table-cell>
              <table:table-cell office:value-type="float" office:value="68.81">
                <text:p>68.8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41.7">
                <text:p>41.7</text:p>
              </table:table-cell>
              <table:table-cell office:value-type="float" office:value="39.3">
                <text:p>39.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56.04">
                <text:p>56.04</text:p>
              </table:table-cell>
              <table:table-cell office:value-type="float" office:value="56.65">
                <text:p>56.6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54.41">
                <text:p>54.41</text:p>
              </table:table-cell>
              <table:table-cell office:value-type="float" office:value="51.55">
                <text:p>51.5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70.18">
                <text:p>70.18</text:p>
              </table:table-cell>
              <table:table-cell office:value-type="float" office:value="75.13">
                <text:p>75.1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69.73">
                <text:p>69.73</text:p>
              </table:table-cell>
              <table:table-cell office:value-type="float" office:value="73.77">
                <text:p>73.7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31.11">
                <text:p>31.11</text:p>
              </table:table-cell>
              <table:table-cell office:value-type="float" office:value="28.43">
                <text:p>28.4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65.64">
                <text:p>65.64</text:p>
              </table:table-cell>
              <table:table-cell office:value-type="float" office:value="66.06">
                <text:p>66.0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3.02">
                <text:p>63.02</text:p>
              </table:table-cell>
              <table:table-cell office:value-type="float" office:value="67.57">
                <text:p>67.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62.36">
                <text:p>62.36</text:p>
              </table:table-cell>
              <table:table-cell office:value-type="float" office:value="66.23">
                <text:p>66.23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59.64">
                <text:p>59.64</text:p>
              </table:table-cell>
              <table:table-cell office:value-type="float" office:value="60.96">
                <text:p>60.96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7.81">
                <text:p>47.81</text:p>
              </table:table-cell>
              <table:table-cell office:value-type="float" office:value="45.25">
                <text:p>45.2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3.46">
                <text:p>63.46</text:p>
              </table:table-cell>
              <table:table-cell office:value-type="float" office:value="65.13">
                <text:p>65.1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44">
                <text:p>44</text:p>
              </table:table-cell>
              <table:table-cell office:value-type="float" office:value="41.77">
                <text:p>41.7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45.07">
                <text:p>45.07</text:p>
              </table:table-cell>
              <table:table-cell office:value-type="float" office:value="44.55">
                <text:p>44.55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53.45">
                <text:p>53.45</text:p>
              </table:table-cell>
              <table:table-cell office:value-type="float" office:value="52.4">
                <text:p>52.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44.22">
                <text:p>44.22</text:p>
              </table:table-cell>
              <table:table-cell office:value-type="float" office:value="42.96">
                <text:p>42.9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39.67">
                <text:p>39.67</text:p>
              </table:table-cell>
              <table:table-cell office:value-type="float" office:value="36.7">
                <text:p>36.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66.74">
                <text:p>66.74</text:p>
              </table:table-cell>
              <table:table-cell office:value-type="float" office:value="67.03">
                <text:p>67.0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27.02">
                <text:p>27.02</text:p>
              </table:table-cell>
              <table:table-cell office:value-type="float" office:value="23.65">
                <text:p>23.6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60.79">
                <text:p>60.79</text:p>
              </table:table-cell>
              <table:table-cell office:value-type="float" office:value="63.15">
                <text:p>63.1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65.43">
                <text:p>65.43</text:p>
              </table:table-cell>
              <table:table-cell office:value-type="float" office:value="64.79">
                <text:p>64.7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63.26">
                <text:p>63.26</text:p>
              </table:table-cell>
              <table:table-cell office:value-type="float" office:value="61.81">
                <text:p>61.81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6.64">
                <text:p>66.64</text:p>
              </table:table-cell>
              <table:table-cell office:value-type="float" office:value="71.82">
                <text:p>71.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66">
                <text:p>66</text:p>
              </table:table-cell>
              <table:table-cell office:value-type="float" office:value="70.46">
                <text:p>70.4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0.46">
                <text:p>50.46</text:p>
              </table:table-cell>
              <table:table-cell office:value-type="float" office:value="50.84">
                <text:p>50.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57.46">
                <text:p>57.46</text:p>
              </table:table-cell>
              <table:table-cell office:value-type="float" office:value="56.89">
                <text:p>56.8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49.69">
                <text:p>49.69</text:p>
              </table:table-cell>
              <table:table-cell office:value-type="float" office:value="49.41">
                <text:p>49.4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3.88">
                <text:p>43.88</text:p>
              </table:table-cell>
              <table:table-cell office:value-type="float" office:value="40.8">
                <text:p>40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1.48">
                <text:p>61.48</text:p>
              </table:table-cell>
              <table:table-cell office:value-type="float" office:value="61.03">
                <text:p>61.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47.4">
                <text:p>47.4</text:p>
              </table:table-cell>
              <table:table-cell office:value-type="float" office:value="46.1">
                <text:p>46.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52.53">
                <text:p>52.53</text:p>
              </table:table-cell>
              <table:table-cell office:value-type="float" office:value="48.89">
                <text:p>48.8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40.32">
                <text:p>40.32</text:p>
              </table:table-cell>
              <table:table-cell office:value-type="float" office:value="37.23">
                <text:p>37.2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79.33">
                <text:p>79.33</text:p>
              </table:table-cell>
              <table:table-cell office:value-type="float" office:value="81.41">
                <text:p>81.4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68.93">
                <text:p>68.93</text:p>
              </table:table-cell>
              <table:table-cell office:value-type="float" office:value="72.97">
                <text:p>72.9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68.38">
                <text:p>68.38</text:p>
              </table:table-cell>
              <table:table-cell office:value-type="float" office:value="71.57">
                <text:p>71.57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78.54">
                <text:p>78.54</text:p>
              </table:table-cell>
              <table:table-cell office:value-type="float" office:value="79.15">
                <text:p>79.15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35.65">
                <text:p>35.65</text:p>
              </table:table-cell>
              <table:table-cell office:value-type="float" office:value="31.9">
                <text:p>31.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36.92">
                <text:p>36.92</text:p>
              </table:table-cell>
              <table:table-cell office:value-type="float" office:value="36.23">
                <text:p>36.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62.7">
                <text:p>62.7</text:p>
              </table:table-cell>
              <table:table-cell office:value-type="float" office:value="60.62">
                <text:p>60.6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35.92">
                <text:p>35.92</text:p>
              </table:table-cell>
              <table:table-cell office:value-type="float" office:value="34.65">
                <text:p>34.6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68.68">
                <text:p>68.68</text:p>
              </table:table-cell>
              <table:table-cell office:value-type="float" office:value="71.56">
                <text:p>71.5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68.26">
                <text:p>68.26</text:p>
              </table:table-cell>
              <table:table-cell office:value-type="float" office:value="70.19">
                <text:p>70.1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58.16">
                <text:p>58.16</text:p>
              </table:table-cell>
              <table:table-cell office:value-type="float" office:value="58.4">
                <text:p>58.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33.22">
                <text:p>33.22</text:p>
              </table:table-cell>
              <table:table-cell office:value-type="float" office:value="31.01">
                <text:p>31.0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48.65">
                <text:p>48.65</text:p>
              </table:table-cell>
              <table:table-cell office:value-type="float" office:value="43.97">
                <text:p>43.9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56.7">
                <text:p>56.7</text:p>
              </table:table-cell>
              <table:table-cell office:value-type="float" office:value="56.08">
                <text:p>56.0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67.51">
                <text:p>67.51</text:p>
              </table:table-cell>
              <table:table-cell office:value-type="float" office:value="68.39">
                <text:p>68.39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76.87">
                <text:p>76.87</text:p>
              </table:table-cell>
              <table:table-cell office:value-type="float" office:value="74.96">
                <text:p>74.9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73.45">
                <text:p>73.45</text:p>
              </table:table-cell>
              <table:table-cell office:value-type="float" office:value="76.06">
                <text:p>76.0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60.6">
                <text:p>60.6</text:p>
              </table:table-cell>
              <table:table-cell office:value-type="float" office:value="63.08">
                <text:p>63.08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59.96">
                <text:p>59.96</text:p>
              </table:table-cell>
              <table:table-cell office:value-type="float" office:value="63.56">
                <text:p>63.56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59.98">
                <text:p>59.98</text:p>
              </table:table-cell>
              <table:table-cell office:value-type="float" office:value="61.66">
                <text:p>61.6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59.22">
                <text:p>59.22</text:p>
              </table:table-cell>
              <table:table-cell office:value-type="float" office:value="62.16">
                <text:p>62.16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48.72">
                <text:p>48.72</text:p>
              </table:table-cell>
              <table:table-cell office:value-type="float" office:value="48.17">
                <text:p>48.1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48.86">
                <text:p>48.86</text:p>
              </table:table-cell>
              <table:table-cell office:value-type="float" office:value="49.18">
                <text:p>49.1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48.11">
                <text:p>48.11</text:p>
              </table:table-cell>
              <table:table-cell office:value-type="float" office:value="47.68">
                <text:p>47.68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